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8cm"/>
    </style:style>
    <style:style style:name="pr3" style:family="presentation" style:parent-style-name="Domyślnie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nnnn Sssss</meta:initial-creator>
    <meta:creation-date>2012-11-02T23:59:13</meta:creation-date>
    <dc:date>2012-11-03T00:00:11</dc:date>
    <dc:creator>Nnnnn Sssss</dc:creator>
    <meta:editing-duration>P0D</meta:editing-duration>
    <meta:editing-cycles>1</meta:editing-cycles>
    <meta:document-statistic meta:object-count="25"/>
    <meta:generator>LibreOffice/3.5$Linux_x86 LibreOffice_project/350m1$Build-413</meta:generator>
  </office:meta>
</office:document-meta>
</file>